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1pt" fo:font-weight="bold" officeooo:rsid="001adb1d" officeooo:paragraph-rsid="001adb1d" style:font-size-asian="21pt" style:font-weight-asian="bold" style:font-size-complex="21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1pt" fo:font-weight="normal" officeooo:rsid="001adb1d" officeooo:paragraph-rsid="001adb1d" style:font-size-asian="21pt" style:font-weight-asian="normal" style:font-size-complex="21pt" style:font-weight-complex="normal"/>
    </style:style>
    <style:style style:name="T1" style:family="text">
      <style:text-properties fo:font-size="14pt" style:font-size-asian="12.25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ISSACK WAITHAKA</text:p>
      <text:p text:style-name="P2">cs-sa07-24085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1T10:41:20.493111118</meta:creation-date>
    <dc:date>2024-05-21T10:46:08.574676108</dc:date>
    <meta:editing-duration>PT4M48S</meta:editing-duration>
    <meta:editing-cycles>1</meta:editing-cycles>
    <meta:document-statistic meta:table-count="0" meta:image-count="0" meta:object-count="0" meta:page-count="2" meta:paragraph-count="2" meta:word-count="3" meta:character-count="28" meta:non-whitespace-character-count="27"/>
    <meta:generator>LibreOffice/24.2.0.3$Linux_X86_64 LibreOffice_project/420$Build-3</meta:generator>
  </office:meta>
</office:document-meta>
</file>